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2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3.019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-title">
      <style:graphic-properties fo:min-height="2.706cm"/>
    </style:style>
    <style:style style:name="pr4" style:family="presentation" style:parent-style-name="Impress-title">
      <style:graphic-properties fo:min-height="2.845cm"/>
    </style:style>
    <style:style style:name="pr5" style:family="presentation" style:parent-style-name="Impress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draw:frame presentation:style-name="pr1" draw:layer="layout" svg:width="23.8cm" svg:height="4cm" svg:x="2.2cm" svg:y="11.4cm" presentation:class="title">
          <draw:text-box>
            <text:p>Menulis skripsi dengan libreoffic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draw:frame presentation:style-name="pr3" draw:text-style-name="P2" draw:layer="layout" svg:width="24cm" svg:height="3.939cm" svg:x="2.1cm" svg:y="1.371cm" presentation:class="title" presentation:user-transformed="true">
          <draw:text-box>
            <text:p><text:span text:style-name="T1">Pembahasan Workshop </text:span><text:span text:style-name="T1"><text:line-break/></text:span><text:span text:style-name="T1">Libreoffice</text:span></text:p>
          </draw:text-box>
        </draw:frame>
        <draw:frame draw:style-name="gr2" draw:text-style-name="P3" draw:layer="layout" svg:width="23.519cm" svg:height="9.799cm" svg:x="2.481cm" svg:y="7.201cm">
          <draw:text-box>
            <text:p text:style-name="P2"><text:span text:style-name="T2">1. Pembuatan penomoran</text:span></text:p>
            <text:p text:style-name="P2"><text:span text:style-name="T2"><text:tab/></text:span><text:span text:style-name="T2">- Penomoran romawi</text:span></text:p>
            <text:p text:style-name="P2"><text:span text:style-name="T2"><text:tab/></text:span><text:span text:style-name="T2">- Penomoran arab</text:span></text:p>
            <text:p text:style-name="P2"><text:span text:style-name="T2"/></text:p>
            <text:p text:style-name="P2"><text:span text:style-name="T2">2. Penomoran di mulai angka yang di tentukan</text:span></text:p>
            <text:p text:style-name="P2"><text:span text:style-name="T2"/></text:p>
            <text:p text:style-name="P2"><text:span text:style-name="T2">3. Penomoran yang di pisah (Penomoran arab dan romawi)</text:span></text:p>
            <text:p text:style-name="P2"><text:span text:style-name="T2"/></text:p>
            <text:p text:style-name="P2"><text:span text:style-name="T2">4. Penomoran yang di pisah (Posisi atas bawah)</text:span></text:p>
            <text:p text:style-name="P2"><text:span text:style-name="T2"/></text:p>
            <text:p text:style-name="P2"><text:span text:style-name="T2">5. Pemformatan paragra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draw:frame presentation:style-name="pr3" draw:text-style-name="P2" draw:layer="layout" svg:width="24cm" svg:height="2.706cm" svg:x="2.1cm" svg:y="0.607cm" presentation:class="title" presentation:user-transformed="true">
          <draw:text-box>
            <text:p><text:span text:style-name="T1">Penomoran Romawi </text:span></text:p>
          </draw:text-box>
        </draw:frame>
        <draw:frame draw:style-name="gr2" draw:text-style-name="P4" draw:layer="layout" svg:width="23.519cm" svg:height="1.987cm" svg:x="1.8cm" svg:y="5cm">
          <draw:text-box>
            <text:p><text:span text:style-name="T3">Untuk penomoran romawi dengan cara : </text:span></text:p>
            <text:p><text:span text:style-name="T2">Style</text:span><text:span text:style-name="T3"> </text:span><text:span text:style-name="T2">and</text:span><text:span text:style-name="T3"> </text:span><text:span text:style-name="T2">Formating</text:span><text:span text:style-name="T3"> &gt;</text:span><text:span text:style-name="T2"> Page Styles </text:span><text:span text:style-name="T3">&gt; </text:span><text:span text:style-name="T2">New</text:span><text:span text:style-name="T3"> &gt; </text:span><text:span text:style-name="T2">Organizer</text:span><text:span text:style-name="T3"> </text:span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draw:frame presentation:style-name="pr3" draw:text-style-name="P2" draw:layer="layout" svg:width="24cm" svg:height="2.706cm" svg:x="2.1cm" svg:y="0.607cm" presentation:class="title" presentation:user-transformed="true">
          <draw:text-box>
            <text:p><text:span text:style-name="T1">Penomoran Romawi </text:span></text:p>
          </draw:text-box>
        </draw:frame>
        <draw:frame draw:style-name="gr2" draw:text-style-name="P4" draw:layer="layout" svg:width="23.519cm" svg:height="1.987cm" svg:x="2.4cm" svg:y="3.6cm">
          <draw:text-box>
            <text:p><text:span text:style-name="T3">Untuk penomoran romawi dengan cara : </text:span></text:p>
            <text:p><text:span text:style-name="T3"><text:s/></text:span><text:span text:style-name="T3">&gt;</text:span><text:span text:style-name="T2"> Page </text:span><text:span text:style-name="T3">&gt; </text:span><text:span text:style-name="T2">Format</text:span><text:span text:style-name="T3"> &gt; </text:span><text:span text:style-name="T2">i, ii, iii . . .</text:span><text:span text:style-name="T3"> </text:span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draw:frame presentation:style-name="pr3" draw:text-style-name="P2" draw:layer="layout" svg:width="24cm" svg:height="2.706cm" svg:x="2.1cm" svg:y="0.607cm" presentation:class="title" presentation:user-transformed="true">
          <draw:text-box>
            <text:p><text:span text:style-name="T1">Penomoran Arab </text:span></text:p>
          </draw:text-box>
        </draw:frame>
        <draw:frame draw:style-name="gr2" draw:text-style-name="P5" draw:layer="layout" svg:width="23.519cm" svg:height="1.987cm" svg:x="2.4cm" svg:y="3.6cm">
          <draw:text-box>
            <text:p><text:span text:style-name="T3">Untuk penomoran Arab dengan cara : </text:span></text:p>
            <text:p><text:span text:style-name="T2">Style</text:span><text:span text:style-name="T3"> </text:span><text:span text:style-name="T2">and</text:span><text:span text:style-name="T3"> </text:span><text:span text:style-name="T2">Formating</text:span><text:span text:style-name="T3"> &gt;</text:span><text:span text:style-name="T2"> Page Styles </text:span><text:span text:style-name="T3">&gt; </text:span><text:span text:style-name="T2">New</text:span><text:span text:style-name="T3"> &gt; </text:span><text:span text:style-name="T2">Organizer</text:span><text:span text:style-name="T3"> </text:span><text:span text:style-name="T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draw:frame presentation:style-name="pr3" draw:text-style-name="P2" draw:layer="layout" svg:width="24cm" svg:height="2.706cm" svg:x="2.1cm" svg:y="0.607cm" presentation:class="title" presentation:user-transformed="true">
          <draw:text-box>
            <text:p><text:span text:style-name="T1">Penomoran Arab </text:span></text:p>
          </draw:text-box>
        </draw:frame>
        <draw:frame draw:style-name="gr2" draw:text-style-name="P5" draw:layer="layout" svg:width="23.519cm" svg:height="1.987cm" svg:x="2.4cm" svg:y="3.6cm">
          <draw:text-box>
            <text:p><text:span text:style-name="T3">Untuk penomoran Arab dengan cara : </text:span></text:p>
            <text:p><text:span text:style-name="T3"><text:s/></text:span><text:span text:style-name="T3">&gt;</text:span><text:span text:style-name="T2"> Page </text:span><text:span text:style-name="T3">&gt; </text:span><text:span text:style-name="T2">Format</text:span><text:span text:style-name="T3"> &gt; </text:span><text:span text:style-name="T2">1, 2, 3 <text:s/>. . . </text:span><text:span text:style-name="T5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draw:frame presentation:style-name="pr3" draw:text-style-name="P2" draw:layer="layout" svg:width="24cm" svg:height="2.706cm" svg:x="2.1cm" svg:y="0.607cm" presentation:class="title" presentation:user-transformed="true">
          <draw:text-box>
            <text:p><text:span text:style-name="T1">Penomoran Arab </text:span></text:p>
          </draw:text-box>
        </draw:frame>
        <draw:frame draw:style-name="gr2" draw:text-style-name="P4" draw:layer="layout" svg:width="23.519cm" svg:height="1.987cm" svg:x="2.4cm" svg:y="3.6cm">
          <draw:text-box>
            <text:p><text:span text:style-name="T3">Untuk penomoran Arab dengan cara : </text:span></text:p>
            <text:p><text:span text:style-name="T3"><text:s/></text:span><text:span text:style-name="T3">&gt;</text:span><text:span text:style-name="T2"> Footer </text:span><text:span text:style-name="T3">&gt; </text:span><text:span text:style-name="T2">Footer </text:span><text:span text:style-name="T3"><text:s/>&gt; </text:span><text:span text:style-name="T2">(ceklis)</text:span><text:span text:style-name="T3"> </text:span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draw:frame presentation:style-name="pr3" draw:text-style-name="P2" draw:layer="layout" svg:width="24cm" svg:height="2.706cm" svg:x="2.1cm" svg:y="0.607cm" presentation:class="title" presentation:user-transformed="true">
          <draw:text-box>
            <text:p><text:span text:style-name="T6">Penomoran Arab dan Romawi</text:span></text:p>
          </draw:text-box>
        </draw:frame>
        <draw:frame draw:style-name="gr2" draw:text-style-name="P4" draw:layer="layout" svg:width="23.519cm" svg:height="1.987cm" svg:x="2.4cm" svg:y="3.6cm">
          <draw:text-box>
            <text:p><text:span text:style-name="T3">Untuk penomoran Arab dengan cara : </text:span></text:p>
            <text:p><text:span text:style-name="T3"><text:s/></text:span><text:span text:style-name="T3">&gt;</text:span><text:span text:style-name="T2"> Footer </text:span><text:span text:style-name="T3">&gt; </text:span><text:span text:style-name="T2">Footer </text:span><text:span text:style-name="T3"><text:s/>&gt; </text:span><text:span text:style-name="T2">(ceklis)</text:span><text:span text:style-name="T3"> </text:span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draw:frame presentation:style-name="pr3" draw:text-style-name="P2" draw:layer="layout" svg:width="24cm" svg:height="2.706cm" svg:x="2.1cm" svg:y="0.607cm" presentation:class="title" presentation:user-transformed="true">
          <draw:text-box>
            <text:p><text:span text:style-name="T6">Penomoran yang di tentukan</text:span></text:p>
          </draw:text-box>
        </draw:frame>
        <draw:frame draw:style-name="gr2" draw:text-style-name="P4" draw:layer="layout" svg:width="23.519cm" svg:height="1.987cm" svg:x="2.4cm" svg:y="3.6cm">
          <draw:text-box>
            <text:p><text:span text:style-name="T3">Untuk penomoran yang di tentukan dengan cara : </text:span></text:p>
            <text:p><text:span text:style-name="T1">Format &gt; Title Page &gt; <text:s/>Set Page Number for first title p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presentation:style-name="pr4" draw:text-style-name="P7" draw:layer="layout" svg:width="24cm" svg:height="2.957cm" svg:x="2.1cm" svg:y="0.482cm" presentation:class="title" presentation:user-transformed="true">
          <draw:text-box>
            <text:p><text:span text:style-name="T6">Penomoran arab romawi 1 dokumen</text:span></text:p>
          </draw:text-box>
        </draw:frame>
        <draw:frame draw:style-name="gr2" draw:text-style-name="P4" draw:layer="layout" svg:width="23.519cm" svg:height="7.518cm" svg:x="2.4cm" svg:y="3.6cm">
          <draw:text-box>
            <text:p><text:span text:style-name="T3">Untuk penomoran arab dan romawi dengan cara : </text:span></text:p>
            <text:p><text:span text:style-name="T1"/></text:p>
            <text:p><text:span text:style-name="T1">Buat 2 Page Style </text:span></text:p>
            <text:p><text:span text:style-name="T7"><text:tab/></text:span><text:span text:style-name="T7">- Halaman arab</text:span></text:p>
            <text:p><text:span text:style-name="T7"><text:tab/></text:span><text:span text:style-name="T7">- Halaman romawi</text:span></text:p>
            <text:p><text:span text:style-name="T1"/></text:p>
            <text:p><text:span text:style-name="T1">Tulis dokumen lakukan Page Break</text:span></text:p>
            <text:p><text:span text:style-name="T1"><text:tab/></text:span><text:span text:style-name="T7">- Page pada batasan antara arab dan romawi</text:span></text:p>
            <text:p><text:span text:style-name="T7"><text:tab/></text:span><text:span text:style-name="T7">- Pilih Page Style halaman berikut nya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presentation:style-name="pr4" draw:text-style-name="P7" draw:layer="layout" svg:width="24cm" svg:height="2.957cm" svg:x="2.1cm" svg:y="0.482cm" presentation:class="title" presentation:user-transformed="true">
          <draw:text-box>
            <text:p><text:span text:style-name="T6">Penomoran atas &amp; bawah 1 dokumen</text:span></text:p>
          </draw:text-box>
        </draw:frame>
        <draw:frame draw:style-name="gr2" draw:text-style-name="P4" draw:layer="layout" svg:width="23.519cm" svg:height="7.518cm" svg:x="2.4cm" svg:y="3.6cm">
          <draw:text-box>
            <text:p><text:span text:style-name="T3">Untuk penomoran atas dan bawah dengan cara : </text:span></text:p>
            <text:p><text:span text:style-name="T1"/></text:p>
            <text:p><text:span text:style-name="T1">Buat 2 Page Style </text:span></text:p>
            <text:p><text:span text:style-name="T7"><text:tab/></text:span><text:span text:style-name="T7">- Halaman atas</text:span></text:p>
            <text:p><text:span text:style-name="T7"><text:tab/></text:span><text:span text:style-name="T7">- Halaman bawah</text:span></text:p>
            <text:p><text:span text:style-name="T1"/></text:p>
            <text:p><text:span text:style-name="T1">Tulis dokumen lakukan Page Break</text:span></text:p>
            <text:p><text:span text:style-name="T1"><text:tab/></text:span><text:span text:style-name="T7">- Page pada batasan antara atas dan bawah</text:span></text:p>
            <text:p><text:span text:style-name="T7"><text:tab/></text:span><text:span text:style-name="T7">- Pilih Page Style halaman berikut nya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office:forms form:automatic-focus="false" form:apply-design-mode="false"/>
        <draw:frame presentation:style-name="pr4" draw:text-style-name="P7" draw:layer="layout" svg:width="24cm" svg:height="2.845cm" svg:x="2.1cm" svg:y="0.538cm" presentation:class="title" presentation:user-transformed="true">
          <draw:text-box>
            <text:p><text:span text:style-name="T6">Pemformatan paragraf</text:span></text:p>
          </draw:text-box>
        </draw:frame>
        <draw:frame draw:style-name="gr2" draw:text-style-name="P4" draw:layer="layout" svg:width="23.519cm" svg:height="2.541cm" svg:x="2.4cm" svg:y="3.6cm">
          <draw:text-box>
            <text:p><text:span text:style-name="T3">Untuk Paragraf dengan cara : </text:span></text:p>
            <text:p><text:span text:style-name="T1"/></text:p>
            <text:p><text:span text:style-name="T1">Sytle &gt; Paragraf &gt; New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2T1">
        <office:forms form:automatic-focus="false" form:apply-design-mode="false"/>
        <draw:frame presentation:style-name="pr4" draw:text-style-name="P7" draw:layer="layout" svg:width="24cm" svg:height="2.845cm" svg:x="2.1cm" svg:y="0.538cm" presentation:class="title" presentation:user-transformed="true">
          <draw:text-box>
            <text:p><text:span text:style-name="T6">Pemformatan paragraf</text:span></text:p>
          </draw:text-box>
        </draw:frame>
        <draw:frame draw:style-name="gr2" draw:text-style-name="P4" draw:layer="layout" svg:width="23.519cm" svg:height="3.963cm" svg:x="2.4cm" svg:y="3.6cm">
          <draw:text-box>
            <text:p><text:span text:style-name="T3">Untuk Paragraf dengan cara : </text:span></text:p>
            <text:p><text:span text:style-name="T1"/></text:p>
            <text:p><text:span text:style-name="T1">&gt; Organizer <text:s/>&gt; (sesuaikan dengan format yang di inginkan)</text:span></text:p>
            <text:p><text:span text:style-name="T1"/></text:p>
            <text:p><text:span text:style-name="T7">Lalu klik 2x pada format yang sudah di bua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>
        <office:forms form:automatic-focus="false" form:apply-design-mode="false"/>
        <draw:frame presentation:style-name="pr4" draw:text-style-name="P7" draw:layer="layout" svg:width="24cm" svg:height="2.845cm" svg:x="2.1cm" svg:y="0.538cm" presentation:class="title" presentation:user-transformed="true">
          <draw:text-box>
            <text:p><text:span text:style-name="T6">Sumber </text:span></text:p>
          </draw:text-box>
        </draw:frame>
        <draw:frame draw:style-name="gr2" draw:text-style-name="P4" draw:layer="layout" svg:width="23.519cm" svg:height="3.566cm" svg:x="2.4cm" svg:y="3.6cm">
          <draw:text-box>
            <text:list text:style-name="L2">
              <text:list-item>
                <text:p><text:span text:style-name="T3">Sokibi 2018 Menulis Buku dengan Libreoffice Istana Media</text:span><text:span text:style-name="T3"><text:line-break/></text:span><text:span text:style-name="T3"/></text:p>
              </text:list-item>
              <text:list-item>
                <text:p><text:span text:style-name="T3"><text:a xlink:href="https://melonkuning.wordpress.com/category/libreoffice/" xlink:type="simple">https://melonkuning.wordpress.com/category/libreoffice/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">
        <draw:frame presentation:style-name="pr1" draw:layer="layout" svg:width="23.8cm" svg:height="4cm" svg:x="2.2cm" svg:y="11.4cm" presentation:class="title" presentation:placeholder="true">
          <draw:text-box/>
        </draw:frame>
        <draw:frame presentation:style-name="pr5" draw:layer="layout" svg:width="23.8cm" svg:height="2.729cm" svg:x="2.2cm" svg:y="16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2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2" fo:font-size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29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8.875cm" svg:height="1.448cm" svg:x="9.576cm" svg:y="19.129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6.523cm" svg:height="1.448cm" svg:x="20.076cm" svg:y="19.129cm" presentation:class="page-number">
        <draw:text-box>
          <text:p text:style-name="MP11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5" draw:text-style-name="MP13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7T10:22:24.056934102</meta:creation-date>
    <dc:date>2018-11-08T11:30:10.846114461</dc:date>
    <meta:editing-duration>PT2H14M23S</meta:editing-duration>
    <meta:editing-cycles>9</meta:editing-cycles>
    <meta:generator>LibreOffice/6.0.5.2$Linux_X86_64 LibreOffice_project/54c8cbb85f300ac59db32fe8a675ff7683cd5a16</meta:generator>
    <meta:document-statistic meta:object-count="92"/>
  </office:meta>
</office:document-meta>
</file>